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cm" style:contextual-spacing="false" fo:line-height="100%" style:page-number="1" style:vertical-align="baseline"/>
      <style:text-properties style:font-name="Liberation Serif" fo:font-size="12pt"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Liberation Serif" fo:font-size="12pt" style:letter-kerning="true" style:font-name-asian="Noto Serif CJK SC" style:font-size-asian="12pt" style:language-asian="zh" style:country-asian="CN" style:font-name-complex="Lohit Devanagari1" style:font-size-complex="12pt" style:language-complex="hi" style:country-complex="IN"/>
    </style:style>
    <style:style style:name="P3" style:family="paragraph" style:parent-style-name="Standard">
      <style:paragraph-properties fo:margin-top="0cm" fo:margin-bottom="0cm" style:contextual-spacing="false" fo:line-height="100%" fo:text-align="justify" style:justify-single-word="false" style:vertical-align="baseline"/>
    </style:style>
    <style:style style:name="P4" style:family="paragraph" style:parent-style-name="Standard">
      <style:paragraph-properties fo:margin-left="0.501cm" fo:margin-right="0cm" fo:margin-top="0cm" fo:margin-bottom="0cm" style:contextual-spacing="false" fo:line-height="100%" fo:text-align="justify" style:justify-single-word="false" fo:text-indent="0cm" style:auto-text-indent="false" style:vertical-align="baseline"/>
    </style:style>
    <style:style style:name="P5"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style>
    <style:style style:name="P6" style:family="paragraph" style:parent-style-name="Standard">
      <style:paragraph-properties fo:margin-left="1.27cm" fo:margin-right="0cm" fo:margin-top="0.423cm" fo:margin-bottom="0cm" style:contextual-spacing="false" fo:line-height="100%" fo:text-align="justify" style:justify-single-word="false" fo:text-indent="0cm" style:auto-text-indent="false" style:vertical-align="baseline"/>
    </style:style>
    <style:style style:name="P7" style:family="paragraph" style:parent-style-name="Standard">
      <style:paragraph-properties fo:margin-left="1.27cm" fo:margin-right="0cm" fo:margin-top="0.353cm" fo:margin-bottom="0.282cm" style:contextual-spacing="false" fo:line-height="100%" fo:text-align="justify" style:justify-single-word="false" fo:text-indent="0cm" style:auto-text-indent="false" style:vertical-align="baseline"/>
    </style:style>
    <style:style style:name="P8" style:family="paragraph" style:parent-style-name="Standard">
      <style:paragraph-properties fo:margin-left="0.501cm" fo:margin-right="0cm" fo:margin-top="0cm" fo:margin-bottom="0cm" style:contextual-spacing="false" fo:line-height="100%" fo:text-align="justify" style:justify-single-word="false" fo:text-indent="1.499cm" style:auto-text-indent="false" style:vertical-align="baseline"/>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vertical-align="baseline"/>
    </style:style>
    <style:style style:name="P10" style:family="paragraph" style:parent-style-name="Standard" style:list-style-name="WWNum12">
      <style:paragraph-properties fo:margin-top="0cm" fo:margin-bottom="0cm" style:contextual-spacing="false" fo:line-height="100%" fo:text-align="justify" style:justify-single-word="false" style:vertical-align="baseline"/>
    </style:style>
    <style:style style:name="P11" style:family="paragraph" style:parent-style-name="Standard" style:list-style-name="WWNum7">
      <style:paragraph-properties fo:margin-top="0cm" fo:margin-bottom="0cm" style:contextual-spacing="false" fo:line-height="100%" fo:text-align="justify" style:justify-single-word="false" style:vertical-align="baseline"/>
    </style:style>
    <style:style style:name="P12" style:family="paragraph" style:parent-style-name="Standard" style:list-style-name="WWNum13">
      <style:paragraph-properties fo:margin-top="0cm" fo:margin-bottom="0cm" style:contextual-spacing="false" fo:line-height="100%" fo:text-align="justify" style:justify-single-word="false" style:vertical-align="baseline"/>
    </style:style>
    <style:style style:name="P13" style:family="paragraph" style:parent-style-name="Standard" style:list-style-name="WWNum8">
      <style:paragraph-properties fo:margin-top="0cm" fo:margin-bottom="0cm" style:contextual-spacing="false" fo:line-height="100%" fo:text-align="justify" style:justify-single-word="false" style:vertical-align="baseline"/>
    </style:style>
    <style:style style:name="P14" style:family="paragraph" style:parent-style-name="Standard" style:list-style-name="WWNum14">
      <style:paragraph-properties fo:margin-top="0cm" fo:margin-bottom="0cm" style:contextual-spacing="false" fo:line-height="100%" fo:text-align="justify" style:justify-single-word="false" style:vertical-align="baseline"/>
    </style:style>
    <style:style style:name="P15" style:family="paragraph" style:parent-style-name="Standard" style:list-style-name="WWNum9">
      <style:paragraph-properties fo:margin-top="0cm" fo:margin-bottom="0cm" style:contextual-spacing="false" fo:line-height="100%" fo:text-align="justify" style:justify-single-word="false" style:vertical-align="baseline"/>
    </style:style>
    <style:style style:name="P16" style:family="paragraph" style:parent-style-name="Standard" style:list-style-name="WWNum15">
      <style:paragraph-properties fo:margin-top="0cm" fo:margin-bottom="0cm" style:contextual-spacing="false" fo:line-height="100%" fo:text-align="justify" style:justify-single-word="false" style:vertical-align="baseline"/>
    </style:style>
    <style:style style:name="P17" style:family="paragraph" style:parent-style-name="Standard" style:list-style-name="WWNum10">
      <style:paragraph-properties fo:margin-top="0cm" fo:margin-bottom="0cm" style:contextual-spacing="false" fo:line-height="100%" fo:text-align="justify" style:justify-single-word="false" style:vertical-align="baseline"/>
    </style:style>
    <style:style style:name="P18" style:family="paragraph" style:parent-style-name="Standard" style:list-style-name="WWNum16">
      <style:paragraph-properties fo:margin-top="0cm" fo:margin-bottom="0cm" style:contextual-spacing="false" fo:line-height="100%" fo:text-align="justify" style:justify-single-word="false" style:vertical-align="baseline"/>
    </style:style>
    <style:style style:name="P19" style:family="paragraph" style:parent-style-name="Standard" style:list-style-name="WWNum11">
      <style:paragraph-properties fo:margin-top="0cm" fo:margin-bottom="0cm" style:contextual-spacing="false" fo:line-height="100%" fo:text-align="justify" style:justify-single-word="false" style:vertical-align="baseline"/>
    </style:style>
    <style:style style:name="P20" style:family="paragraph" style:parent-style-name="Standard">
      <style:paragraph-properties fo:margin-top="0cm" fo:margin-bottom="0cm" style:contextual-spacing="false" fo:line-height="100%" fo:text-align="center" style:justify-single-word="false" style:vertical-align="baseline"/>
    </style:style>
    <style:style style:name="P2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22" style:family="paragraph" style:parent-style-name="Standard">
      <style:paragraph-properties fo:margin-top="0cm" fo:margin-bottom="0cm" style:contextual-spacing="false" fo:line-height="100%" fo:text-align="center" style:justify-single-word="false" style:vertical-align="baseline"/>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23" style:family="paragraph" style:parent-style-name="Standard">
      <style:paragraph-properties fo:margin-left="1.27cm" fo:margin-right="0cm" fo:margin-top="0.423cm" fo:margin-bottom="0cm" style:contextual-spacing="false" fo:line-height="100%" fo:text-align="justify" style:justify-single-word="false" fo:text-indent="0cm" style:auto-text-indent="false" style:vertical-align="baseline"/>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24"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25" style:family="paragraph" style:parent-style-name="Standard">
      <style:paragraph-properties fo:margin-top="0cm" fo:margin-bottom="0cm" style:contextual-spacing="false" fo:line-height="100%" fo:text-align="justify" style:justify-single-word="false" fo:break-before="page" style:vertical-align="baseline"/>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P26"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P27" style:family="paragraph" style:parent-style-name="Standard">
      <style:paragraph-properties fo:margin-left="1.27cm" fo:margin-right="0cm" fo:margin-top="0cm" fo:margin-bottom="0cm" style:contextual-spacing="false" fo:line-height="100%" fo:text-align="justify" style:justify-single-word="false" fo:text-indent="0cm" style:auto-text-indent="false" style:vertical-align="baseline"/>
      <style:text-properties style:font-name="Times New Roman" fo:font-size="13pt" style:letter-kerning="true" style:font-name-asian="Times New Roman1" style:font-size-asian="13pt" style:language-asian="zh" style:country-asian="CN" style:font-name-complex="Times New Roman1" style:font-size-complex="13pt" style:language-complex="hi" style:country-complex="IN"/>
    </style:style>
    <style:style style:name="P28" style:family="paragraph" style:parent-style-name="Standard">
      <style:paragraph-properties fo:margin-left="1.3cm" fo:margin-right="0cm" fo:text-align="justify" style:justify-single-word="false" fo:text-indent="-1.3cm" style:auto-text-indent="false" style:vertical-align="baseline"/>
    </style:style>
    <style:style style:name="P29" style:family="paragraph" style:parent-style-name="Standard">
      <style:paragraph-properties fo:text-align="justify" style:justify-single-word="false"/>
    </style:style>
    <style:style style:name="P3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vertical-align="baseline"/>
    </style:style>
    <style:style style:name="P31"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33"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style:style>
    <style:style style:name="T1" style:family="text">
      <style:text-properties style:font-name="Times New Roman" fo:font-size="14pt" fo:font-weight="bold" style:letter-kerning="true" style:font-name-asian="Times New Roman1" style:font-size-asian="14pt" style:language-asian="zh" style:country-asian="CN" style:font-weight-asian="bold" style:font-name-complex="Times New Roman1" style:font-size-complex="14pt" style:language-complex="hi" style:country-complex="IN"/>
    </style:style>
    <style:style style:name="T2" style:family="text">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3" style:family="text">
      <style:text-properties style:font-name="Times New Roman" fo:font-size="13pt" style:text-underline-style="solid" style:text-underline-width="auto" style:text-underline-color="font-color" fo:font-weight="bold" style:letter-kerning="true" style:font-name-asian="Times New Roman1" style:font-size-asian="13pt" style:language-asian="zh" style:country-asian="CN" style:font-weight-asian="bold" style:font-name-complex="Times New Roman1" style:font-size-complex="13pt" style:language-complex="hi" style:country-complex="IN"/>
    </style:style>
    <style:style style:name="T4" style:family="text">
      <style:text-properties style:font-name="Times New Roman" fo:font-size="13pt" style:letter-kerning="true" style:font-name-asian="Times New Roman1" style:font-size-asian="13pt" style:language-asian="zh" style:country-asian="CN" style:font-name-complex="Times New Roman1" style:font-size-complex="13pt" style:language-complex="hi" style:country-complex="IN"/>
    </style:style>
    <style:style style:name="T5" style:family="text">
      <style:text-properties style:font-name="Times New Roman" fo:font-size="13pt" style:letter-kerning="true" style:font-name-asian="Noto Serif CJK SC" style:font-size-asian="13pt" style:language-asian="zh" style:country-asian="CN" style:font-name-complex="Times New Roman1" style:font-size-complex="13pt" style:language-complex="hi" style:country-complex="IN"/>
    </style:style>
    <style:style style:name="T6" style:family="text">
      <style:text-properties style:font-name="Times New Roman" fo:font-size="13pt" fo:font-weight="bold" style:letter-kerning="true" style:font-name-asian="Times New Roman1" style:font-size-asian="13pt" style:language-asian="zh" style:country-asian="CN" style:font-weight-asian="bold" style:font-name-complex="Times New Roman1" style:font-size-complex="13pt" style:language-complex="hi" style:country-complex="IN"/>
    </style:style>
    <style:style style:name="T7" style:family="text">
      <style:text-properties style:font-name="Liberation Serif" fo:font-size="12pt" style:letter-kerning="true" style:font-name-asian="Noto Serif CJK SC" style:font-size-asian="12pt" style:language-asian="zh" style:country-asian="CN" style:font-name-complex="Lohit Devanagari1" style:font-size-complex="12pt" style:language-complex="hi" style:country-complex="IN"/>
    </style:style>
    <style:style style:name="T8" style:family="text">
      <style:text-properties fo:color="#000000" loext:opacity="100%"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9" style:family="text">
      <style:text-properties fo:color="#000000" loext:opacity="100%" style:font-name="Times New Roman" fo:font-size="12pt" style:font-name-asian="Times New Roman1" style:font-size-asian="12pt" style:font-name-complex="Times New Roman1" style:font-size-complex="12pt"/>
    </style:style>
    <style:style style:name="T10" style:family="text">
      <style:text-properties fo:color="#000000" loext:opacity="100%" fo:font-size="12pt" style:font-size-asian="12pt" style:font-size-complex="12pt"/>
    </style:style>
    <style:style style:name="T11" style:family="text">
      <style:text-properties fo:color="#000000" loext:opacity="100%"/>
    </style:style>
    <style:style style:name="T12" style:family="text">
      <style:text-properties style:font-name="Liberation Mono" fo:font-size="14pt" style:letter-kerning="true" style:font-name-asian="Liberation Mono1" style:font-size-asian="14pt" style:language-asian="zh" style:country-asian="CN" style:font-name-complex="Liberation Mono1" style:font-size-complex="14pt" style:language-complex="hi" style:country-complex="IN"/>
    </style:style>
    <style:style style:name="T13" style:family="text">
      <style:text-properties style:font-name="Liberation Mono" fo:font-size="12pt" style:letter-kerning="true" style:font-name-asian="Liberation Mono1" style:font-size-asian="12pt" style:language-asian="zh" style:country-asian="CN" style:font-name-complex="Liberation Mono1" style:font-size-complex="12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1">Experiment 3<text:tab/><text:tab/><text:tab/><text:tab/><text:tab/><text:tab/><text:tab/>Date:</text:span></text:p>
      <text:p text:style-name="P22"/>
      <text:p text:style-name="P20"><text:span text:style-name="T1">Familiarisation with gprof</text:span></text:p>
      <text:p text:style-name="P3"><text:span text:style-name="T1">Aim:</text:span></text:p>
      <text:p text:style-name="P4"><text:span text:style-name="T8">Write a program for finding the sum of two numbers </text:span><text:span text:style-name="T2">using a function</text:span><text:span text:style-name="T8">. Then profile the executable with gprof.</text:span></text:p>
      <text:p text:style-name="P26"/>
      <text:p text:style-name="P28"><text:span text:style-name="T3">gprof</text:span></text:p>
      <text:p text:style-name="P30"><text:span text:style-name="T5">Gprof is a profiling program which collects and arranges statistics on our programs.Basically, it looks into each of our functions and inserts code at the head and tail of each one to collect timing information. Then, when <text:s/>we run our program normally, it creates "gmon.out". In order to produce profiling information, the program must be compiled with specific options to tell it to record this information. The important options are: ‘-pg' (profile graph) and '-g' (debug information) must be included.</text:span></text:p>
      <text:p text:style-name="P2"/>
      <text:p text:style-name="P5"><text:span text:style-name="T3">Program</text:span></text:p>
      <text:p text:style-name="P5"><text:span text:style-name="T4">#include&lt;stdio.h&gt;</text:span></text:p>
      <text:p text:style-name="P5"><text:span text:style-name="T4">int sum(int x, int y){</text:span></text:p>
      <text:p text:style-name="P5"><text:span text:style-name="T4"><text:s text:c="4"/>return x+y;</text:span></text:p>
      <text:p text:style-name="P5"><text:span text:style-name="T4">}</text:span></text:p>
      <text:p text:style-name="P5"><text:span text:style-name="T4">void main(){</text:span></text:p>
      <text:p text:style-name="P5"><text:span text:style-name="T4"><text:s text:c="4"/>int a,b;</text:span></text:p>
      <text:p text:style-name="P5"><text:span text:style-name="T4"><text:s text:c="4"/>printf("Enter 2 numbers : ");</text:span></text:p>
      <text:p text:style-name="P5"><text:span text:style-name="T4"><text:s text:c="4"/>scanf("%d %d",&amp;a,&amp;b);</text:span></text:p>
      <text:p text:style-name="P5"><text:span text:style-name="T4"><text:s text:c="4"/>printf("Sum : %d",sum(a,b));</text:span></text:p>
      <text:p text:style-name="P5"><text:span text:style-name="T4">}</text:span></text:p>
      <text:p text:style-name="P27"/>
      <text:p text:style-name="P5"><text:span text:style-name="T3">Output</text:span></text:p>
      <text:p text:style-name="P5"><text:span text:style-name="T2">mits@mits:~/Desktop/S1MCA/ADS_lab$ gcc sum.c</text:span></text:p>
      <text:p text:style-name="P5"><text:span text:style-name="T2">mits@mits:~/Desktop/S1MCA/ADS_lab$ ./a.out</text:span></text:p>
      <text:p text:style-name="P5"><text:span text:style-name="T2">Enter 2 numbers : 10 20</text:span></text:p>
      <text:p text:style-name="P5"><text:span text:style-name="T2">Sum : 30</text:span></text:p>
      <text:p text:style-name="P26"/>
      <text:p text:style-name="P6"><text:span text:style-name="T1">Option: -pg</text:span></text:p>
      <text:p text:style-name="P6"><text:span text:style-name="T2">To compile a source file for profiling, specify the ‘</text:span><text:span text:style-name="T12">-pg</text:span><text:span text:style-name="T2">’ option when we run the compiler. </text:span><text:span text:style-name="T13">-pg</text:span><text:span text:style-name="T7">’, alters either compilation or linking to do what is necessary for profiling.</text:span></text:p>
      <text:p text:style-name="P23"><text:soft-page-break/></text:p>
      <text:p text:style-name="P5"><text:span text:style-name="T2">mits@mits:~/Desktop/S1MCA/ADS_lab$ gcc -pg -o sum.out sum.c</text:span></text:p>
      <text:p text:style-name="P5"><text:span text:style-name="T2">mits@mits:~/Desktop/S1MCA/ADS_lab$ ./sum.out</text:span></text:p>
      <text:p text:style-name="P5"><text:span text:style-name="T2">Enter 2 numbers : 10 20</text:span></text:p>
      <text:p text:style-name="P5"><text:span text:style-name="T2">Sum : 30</text:span></text:p>
      <text:p text:style-name="P26"/>
      <text:p text:style-name="P5"><text:span text:style-name="T2">mits@mits:~/Desktop/S1MCA/ADS_lab$ gprof ./sum.out gmon.out &gt; pgm3.txt</text:span></text:p>
      <text:p text:style-name="P26"/>
      <text:p text:style-name="P24"/>
      <text:p text:style-name="P5"><text:span text:style-name="T1">pgm3.txt</text:span></text:p>
      <text:p text:style-name="P26"/>
      <text:p text:style-name="P5"><text:span text:style-name="T2">Flat profile:</text:span></text:p>
      <text:p text:style-name="P26"/>
      <text:p text:style-name="P5"><text:span text:style-name="T2">Each sample counts as 0.01 seconds.</text:span></text:p>
      <text:p text:style-name="P5"><text:span text:style-name="T2"><text:s/>no time accumulated</text:span></text:p>
      <text:p text:style-name="P26"/>
      <text:p text:style-name="P5"><text:span text:style-name="T2"><text:s text:c="2"/>% <text:s text:c="2"/>cumulative <text:s text:c="2"/>self <text:s text:c="13"/>self <text:s text:c="4"/>total <text:s text:c="9"/></text:span></text:p>
      <text:p text:style-name="P5"><text:span text:style-name="T2"><text:s/>time <text:s text:c="2"/>seconds <text:s text:c="2"/>seconds <text:s text:c="3"/>calls <text:s/>Ts/call <text:s/>Ts/call <text:s/>name <text:s text:c="3"/></text:span></text:p>
      <text:p text:style-name="P5"><text:span text:style-name="T2"><text:s text:c="2"/>0.00 <text:s text:c="5"/>0.00 <text:s text:c="4"/>0.00 <text:s text:c="7"/>1 <text:s text:c="4"/>0.00 <text:s text:c="4"/>0.00 <text:s/>sum</text:span></text:p>
      <text:p text:style-name="P25"/>
      <text:p text:style-name="P3"><text:span text:style-name="T1">Experiment 4<text:tab/><text:tab/><text:tab/><text:tab/><text:tab/><text:tab/><text:tab/>Date:</text:span></text:p>
      <text:p text:style-name="P22"/>
      <text:p text:style-name="P20"><text:span text:style-name="T1">Different types of functions</text:span></text:p>
      <text:p text:style-name="P3"><text:span text:style-name="T1">Aim:</text:span></text:p>
      <text:p text:style-name="P4"><text:span text:style-name="T8">Write a program for finding the sum of two numbers using different types of functions.</text:span></text:p>
      <text:p text:style-name="P8"><text:span text:style-name="T8">a) Function with argument and return type</text:span></text:p>
      <text:p text:style-name="P8"><text:span text:style-name="T8">b) Function with argument and no return type</text:span></text:p>
      <text:p text:style-name="P8"><text:span text:style-name="T8">c) Function without argument and return type</text:span></text:p>
      <text:p text:style-name="P8"><text:span text:style-name="T8">d) Function without argument and no return type</text:span></text:p>
      <text:p text:style-name="P4"><text:span text:style-name="T8">This program should have menu driven options.</text:span></text:p>
      <text:p text:style-name="P7"><text:span text:style-name="T3">Algorithm:</text:span></text:p>
      <text:p text:style-name="P5"><text:span text:style-name="T6">main()</text:span></text:p>
      <text:list xml:id="list1012446276" text:style-name="WWNum12">
        <text:list-item text:start-value="1">
          <text:p text:style-name="P10"><text:span text:style-name="T4">Start</text:span></text:p>
        </text:list-item>
        <text:list-item text:style-override="WWNum7">
          <text:p text:style-name="P11"><text:span text:style-name="T4">Declare ch, num1,num2</text:span></text:p>
        </text:list-item>
        <text:list-item text:style-override="WWNum7">
          <text:p text:style-name="P11"><text:span text:style-name="T4">Display choices.</text:span></text:p>
        </text:list-item>
        <text:list-item text:style-override="WWNum7">
          <text:p text:style-name="P11"><text:span text:style-name="T4">Read option ch.</text:span></text:p>
          <text:list text:style-name="WWNum7">
            <text:list-item>
              <text:p text:style-name="P11"><text:span text:style-name="T4">if ch==1 call sum1().</text:span></text:p>
            </text:list-item>
            <text:list-item>
              <text:p text:style-name="P11"><text:span text:style-name="T4">if ch==2 input num1 and num2 and call sum2().</text:span></text:p>
            </text:list-item>
            <text:list-item>
              <text:p text:style-name="P11"><text:span text:style-name="T4">if ch==3 print sum3().</text:span></text:p>
            </text:list-item>
            <text:list-item>
              <text:p text:style-name="P11"><text:span text:style-name="T4">if ch==3 input num1 and num2 and print sum4().</text:span></text:p>
            </text:list-item>
          </text:list>
        </text:list-item>
        <text:list-item text:style-override="WWNum7">
          <text:p text:style-name="P11"><text:span text:style-name="T4">Repeat steps 3 while ch&gt;0&amp;&amp;ch&lt;4.</text:span></text:p>
        </text:list-item>
        <text:list-item text:style-override="WWNum7">
          <text:p text:style-name="P11"><text:span text:style-name="T4">Stop.</text:span></text:p>
        </text:list-item>
      </text:list>
      <text:p text:style-name="P3"><text:span text:style-name="T4"><text:tab/></text:span></text:p>
      <text:p text:style-name="P9"><text:span text:style-name="T6">void sum1()</text:span></text:p>
      <text:list xml:id="list3395477160" text:style-name="WWNum13">
        <text:list-item text:start-value="1">
          <text:p text:style-name="P12"><text:span text:style-name="T4">Start</text:span></text:p>
        </text:list-item>
        <text:list-item text:style-override="WWNum8">
          <text:p text:style-name="P13"><text:span text:style-name="T4">Declare a and b.</text:span></text:p>
        </text:list-item>
        <text:list-item text:style-override="WWNum8">
          <text:p text:style-name="P13"><text:span text:style-name="T4">Read a and b.</text:span></text:p>
        </text:list-item>
        <text:list-item text:style-override="WWNum8">
          <text:p text:style-name="P13"><text:span text:style-name="T4">Print a+b.</text:span></text:p>
        </text:list-item>
        <text:list-item text:style-override="WWNum8">
          <text:p text:style-name="P13"><text:span text:style-name="T4">Exit.</text:span></text:p>
        </text:list-item>
      </text:list>
      <text:p text:style-name="P3"><text:span text:style-name="T4"><text:tab/></text:span></text:p>
      <text:p text:style-name="P9"><text:span text:style-name="T6">void sum2(int a, int b)</text:span></text:p>
      <text:list xml:id="list755629356" text:style-name="WWNum14">
        <text:list-item text:start-value="1">
          <text:p text:style-name="P14"><text:span text:style-name="T4">Start</text:span></text:p>
        </text:list-item>
        <text:list-item text:style-override="WWNum9">
          <text:p text:style-name="P15"><text:span text:style-name="T4">Print a+b.</text:span></text:p>
        </text:list-item>
        <text:list-item text:style-override="WWNum9">
          <text:p text:style-name="P15"><text:span text:style-name="T4">Exit.</text:span></text:p>
        </text:list-item>
      </text:list>
      <text:p text:style-name="P3"><text:span text:style-name="T4"><text:tab/></text:span></text:p>
      <text:p text:style-name="P9"><text:span text:style-name="T6">int sum3()</text:span></text:p>
      <text:list xml:id="list3151928106" text:style-name="WWNum15">
        <text:list-item text:start-value="1">
          <text:p text:style-name="P16"><text:span text:style-name="T4">Start</text:span></text:p>
        </text:list-item>
        <text:list-item text:style-override="WWNum10">
          <text:p text:style-name="P17"><text:span text:style-name="T4">Declare a and b.</text:span></text:p>
        </text:list-item>
        <text:list-item text:style-override="WWNum10">
          <text:p text:style-name="P17"><text:span text:style-name="T4">Read a and b.</text:span></text:p>
        </text:list-item>
        <text:list-item text:style-override="WWNum10">
          <text:p text:style-name="P17"><text:span text:style-name="T4">Return a+b.</text:span></text:p>
        </text:list-item>
        <text:list-item text:style-override="WWNum10">
          <text:p text:style-name="P17"><text:span text:style-name="T4">Exit.</text:span></text:p>
        </text:list-item>
      </text:list>
      <text:p text:style-name="P3"><text:span text:style-name="T4"><text:tab/></text:span></text:p>
      <text:p text:style-name="P9"><text:span text:style-name="T6">int sum4(int a, int b)</text:span></text:p>
      <text:list xml:id="list1462065910" text:style-name="WWNum16">
        <text:list-item text:start-value="1">
          <text:p text:style-name="P18"><text:soft-page-break/><text:span text:style-name="T4">Start</text:span></text:p>
        </text:list-item>
        <text:list-item text:style-override="WWNum11">
          <text:p text:style-name="P19"><text:span text:style-name="T4">Return a+b</text:span></text:p>
        </text:list-item>
        <text:list-item text:style-override="WWNum11">
          <text:p text:style-name="P19"><text:span text:style-name="T4">Exit.</text:span></text:p>
        </text:list-item>
      </text:list>
      <text:p text:style-name="P5"><text:span text:style-name="T3">Program</text:span></text:p>
      <text:p text:style-name="P27"/>
      <text:p text:style-name="P5"><text:span text:style-name="T4">// write the program here</text:span></text:p>
      <text:p text:style-name="P27"/>
      <text:p text:style-name="P27"/>
      <text:p text:style-name="P5"><text:span text:style-name="T3">Output</text:span></text:p>
      <text:p text:style-name="P2"/>
      <text:p text:style-name="P26"/>
      <text:p text:style-name="P26"/>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inition" style:family="text"/>
    <style:style style:name="Numbering_20_Symbols" style:display-name="Numbering Symbols" style:family="text"/>
    <style:style style:name="Exampl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37"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3"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9"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92"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0"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11"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13"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14"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16"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17"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9"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0"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22"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23"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25"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26"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28"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9"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31"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32"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34"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35"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loext:num-list-format="%1%.%2%.%3%"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loext:num-list-format="%1%.%2%.%3%.%4%.%5%" style:num-format="a" style:num-letter-sync="true" text:display-levels="5">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loext:num-list-format="%1%.%2%.%3%.%4%.%5%.%6%" style:num-format="i"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loext:num-list-format="%1%.%2%.%3%.%4%.%5%.%6%.%7%.%8%" style:num-format="a" style:num-letter-sync="true" text:display-levels="8">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loext:num-list-format="%1%.%2%.%3%.%4%.%5%.%6%.%7%.%8%.%9%" style:num-format="i"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fo:padding-left="0cm" fo:padding-right="0cm" fo:padding-top="0cm" fo:padding-bottom="0.035cm" fo:border-left="none" fo:border-right="none" fo:border-top="none" fo:border-bottom="0.51pt solid #0000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T1" style:family="text">
      <style:text-properties fo:color="#000000" loext:opacity="100%" style:font-name="Times New Roman" fo:font-size="12pt" style:font-name-asian="Times New Roman1" style:font-size-asian="12pt" style:font-name-complex="Times New Roman1" style:font-size-complex="12pt"/>
    </style:style>
    <style:style style:name="MT2"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20MCA135 DS Lab<text:tab/><text:tab/>S1 MCA (2024-26 Batch)</text:span></text:p>
        <text:p text:style-name="MP2"/>
      </style:header>
      <style:footer>
        <text:p text:style-name="MP3"/>
        <text:p text:style-name="MP1"><text:span text:style-name="MT2">Dept. of Computer Applications<text:tab/></text:span><text:span text:style-name="MT2"><text:page-number text:select-page="current">4</text:page-number></text:span><text:span text:style-name="MT2"><text:tab/>MITS</text:span></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dc:creator>saritha k</dc:creator>
    <meta:editing-cycles>8</meta:editing-cycles>
    <meta:creation-date>2024-10-09T04:33:00</meta:creation-date>
    <dc:date>2024-10-30T02:12:00</dc:date>
    <dc:language>en-IN</dc:language>
    <meta:editing-duration>PT32M</meta:editing-duration>
    <meta:generator>LibreOffice/7.3.7.2$Linux_X86_64 LibreOffice_project/30$Build-2</meta:generator>
    <meta:document-statistic meta:table-count="0" meta:image-count="0" meta:object-count="0" meta:page-count="4" meta:paragraph-count="86" meta:word-count="427" meta:character-count="2578" meta:non-whitespace-character-count="2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